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8516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0.6339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5583in"/>
    </style:style>
    <style:style style:name="co9" style:family="table-column">
      <style:table-column-properties fo:break-before="auto" style:column-width="0.5772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5484in"/>
    </style:style>
    <style:style style:name="co12" style:family="table-column">
      <style:table-column-properties fo:break-before="auto" style:column-width="0.6811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146in"/>
    </style:style>
    <style:style style:name="co16" style:family="table-column">
      <style:table-column-properties fo:break-before="auto" style:column-width="0.551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0409in"/>
    </style:style>
    <style:style style:name="co20" style:family="table-column">
      <style:table-column-properties fo:break-before="auto" style:column-width="1.381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354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3016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48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6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ff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 style:data-style-name="N37">
      <style:table-cell-properties fo:background-color="#ccffff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2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99" style:font-name="Times New Roman"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fo:border="0.0008in solid #000000"/>
      <style:text-properties style:font-name="Times New Roman"/>
    </style:style>
    <style:style style:name="ce19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tyle_20_1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2" style:family="table-cell" style:parent-style-name="Default" style:data-style-name="N37">
      <style:table-cell-properties fo:background-color="#cccc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3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Default" style:data-style-name="N37">
      <style:table-cell-properties fo:background-color="#cc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5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7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30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4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ext-properties style:font-name="Times New Roman" fo:font-weight="bold" style:font-weight-asian="bold" style:font-weight-complex="bold"/>
    </style:style>
    <style:style style:name="ce36" style:family="table-cell" style:parent-style-name="Style_20_1">
      <style:table-cell-properties fo:background-color="#ff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order-bottom="0.0138in solid #000000" fo:background-color="#ff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37">
      <style:table-cell-properties fo:background-color="#ffcc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9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Style_20_1">
      <style:table-cell-properties fo:background-color="#ff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Style_20_1">
      <style:table-cell-properties fo:background-color="#99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Style_20_1">
      <style:table-cell-properties fo:border-bottom="0.0138in solid #000000" fo:background-color="#99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Style_20_1">
      <style:table-cell-properties fo:background-color="#99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Style_20_1">
      <style:table-cell-properties fo:background-color="#ffff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Style_20_1">
      <style:table-cell-properties fo:border-bottom="0.0138in solid #000000" fo:background-color="#ffff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Style_20_1">
      <style:table-cell-properties fo:background-color="#ffff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Style_20_1">
      <style:table-cell-properties fo:background-color="#99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Style_20_1">
      <style:table-cell-properties fo:border-bottom="0.0138in solid #000000" fo:background-color="#99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1" style:family="table-cell" style:parent-style-name="Style_20_1">
      <style:table-cell-properties fo:background-color="#99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Style_20_1">
      <style:table-cell-properties fo:background-color="#cc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Style_20_1">
      <style:table-cell-properties fo:background-color="#cc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Style_20_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 style:data-style-name="N37">
      <style:table-cell-properties fo:background-color="#c0c0c0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8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61" style:family="table-cell" style:parent-style-name="Default" style:data-style-name="N37">
      <style:table-cell-properties fo:background-color="#b2b2b2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T1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2" style:family="text">
      <style:text-properties style:font-name="Times New Roman" fo:font-size="11pt" fo:language="en" fo:country="US" style:font-name-asian="Calibri (Vietnamese)" style:font-size-asian="11pt" style:language-asian="en" style:country-asian="US" style:font-name-complex="Calibri (Vietnamese)" style:font-size-complex="6.30000019073486pt" style:language-complex="ar" style:country-complex="SA"/>
    </style:style>
    <style:style style:name="T3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4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January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5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1" table:default-cell-style-name="ce14"/>
        <table:table-column table:style-name="co15" table:default-cell-style-name="ce14"/>
        <table:table-column table:style-name="co6" table:default-cell-style-name="ce14"/>
        <table:table-column table:style-name="co16" table:default-cell-style-name="ce14"/>
        <table:table-column table:style-name="co17" table:number-columns-repeated="1005" table:default-cell-style-name="ce14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1005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/>
          <table:table-cell table:number-columns-repeated="1005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number-columns-repeated="1006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1 JANUARY</text:p>
          </table:table-cell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20"/>
          <table:table-cell table:number-columns-repeated="999"/>
        </table:table-row>
        <table:table-row table:style-name="ro1">
          <table:table-cell table:style-name="ce5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  <table:table-cell table:number-columns-repeated="1003"/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  <table:table-cell table:number-columns-repeated="1003"/>
        </table:table-row>
        <table:table-row table:style-name="ro1">
          <table:table-cell table:style-name="ce8" office:value-type="string">
            <text:p><text:a xlink:href="relatorio://for%20each=%22p%20in%20data['line1']%22">for each="p in data['line1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  <table:table-cell table:number-columns-repeated="1003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  <table:table-cell table:number-columns-repeated="1003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  <table:table-cell table:number-columns-repeated="1003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  <table:table-cell table:number-columns-repeated="1003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  <table:table-cell table:number-columns-repeated="1003"/>
        </table:table-row>
        <table:table-row table:style-name="ro5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  <table:table-cell table:number-columns-repeated="1003"/>
        </table:table-row>
        <table:table-row table:style-name="ro5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  <table:table-cell table:number-columns-repeated="1003"/>
        </table:table-row>
        <table:table-row table:style-name="ro5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  <table:table-cell table:number-columns-repeated="1003"/>
        </table:table-row>
        <table:table-row table:style-name="ro6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  <table:table-cell table:number-columns-repeated="1003"/>
        </table:table-row>
        <table:table-row table:style-name="ro5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style-name="Default" table:number-columns-repeated="2"/>
          <table:table-cell table:style-name="ce23"/>
          <table:table-cell table:number-columns-repeated="1003"/>
        </table:table-row>
        <table:table-row table:style-name="ro7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style-name="Default" table:number-columns-repeated="2"/>
          <table:table-cell table:style-name="ce33"/>
          <table:table-cell table:number-columns-repeated="1003"/>
        </table:table-row>
        <table:table-row table:style-name="ro8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  <table:table-cell table:number-columns-repeated="1003"/>
        </table:table-row>
        <table:table-row table:style-name="ro8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  <table:table-cell table:number-columns-repeated="1003"/>
        </table:table-row>
        <table:table-row table:style-name="ro1">
          <table:table-cell table:style-name="ce1" table:number-columns-repeated="8"/>
          <table:table-cell table:style-name="Default" table:number-columns-repeated="3"/>
          <table:table-cell table:style-name="ce1" table:number-columns-repeated="3"/>
          <table:table-cell table:style-name="Default"/>
          <table:table-cell table:style-name="ce1" office:value-type="string">
            <text:p>Ngày ….. Tháng.......... Năm.........</text:p>
          </table:table-cell>
          <table:table-cell table:style-name="ce1" table:number-columns-repeated="5"/>
          <table:table-cell table:number-columns-repeated="1003"/>
        </table:table-row>
        <table:table-row table:style-name="ro9">
          <table:table-cell table:style-name="ce12" office:value-type="string">
            <text:p>Thủ Kho - Stock Keeper</text:p>
          </table:table-cell>
          <table:table-cell table:style-name="Default" table:number-columns-repeated="3"/>
          <table:table-cell table:style-name="ce1"/>
          <table:table-cell table:style-name="Default"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style-name="Default" table:number-columns-repeated="2"/>
          <table:table-cell table:style-name="ce1" table:number-columns-repeated="3"/>
          <table:table-cell table:style-name="Default"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3" office:value-type="string">
            <text:p>(Ký Tên –Sign Name)</text:p>
          </table:table-cell>
          <table:table-cell table:style-name="Default" table:number-columns-repeated="3"/>
          <table:table-cell table:style-name="ce1"/>
          <table:table-cell table:style-name="Default"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style-name="Default" table:number-columns-repeated="2"/>
          <table:table-cell table:style-name="ce1" table:number-columns-repeated="3"/>
          <table:table-cell table:style-name="Default"/>
          <table:table-cell table:style-name="ce13" office:value-type="string">
            <text:p>(Ký Tên –Sign Name)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urary" table:style-name="ta2" table:print="false">
        <office:forms form:automatic-focus="false" form:apply-design-mode="false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7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 table:number-columns-repeated="4"/>
          <table:table-cell table:style-name="ce15" office:value-type="string" table:number-columns-spanned="6" table:number-rows-spanned="1">
            <text:p>Công ty TNHH Kim Cương Hưng Loan</text:p>
          </table:table-cell>
          <table:covered-table-cell table:number-columns-repeated="5" table:style-name="ce1"/>
          <table:table-cell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6" office:value-type="string" table:number-columns-spanned="6" table:number-rows-spanned="1">
            <text:p>Hưng Phát USA</text:p>
          </table:table-cell>
          <table:covered-table-cell table:number-columns-repeated="5" table:style-name="ce1"/>
          <table:table-cell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2 FEBURARY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2']%22">for each="p in data['line2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rch" table:style-name="ta2" table:print="false">
        <office:forms form:automatic-focus="false" form:apply-design-mode="false"/>
        <table:table-column table:style-name="co17" table:number-columns-repeated="3" table:default-cell-style-name="Default"/>
        <table:table-column table:style-name="co19" table:default-cell-style-name="Default"/>
        <table:table-column table:style-name="co17" table:number-columns-repeated="17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3 MARCH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3']%22">for each="p in data['line3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pril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4 APRIL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4']%22">for each="p in data['line4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y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5 MAY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5']%22">for each="p in data['line5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June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6 JUNE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6']%22">for each="p in data['line6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July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7 JULY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7']%22">for each="p in data['line7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ugust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8 AUGUST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8']%22">for each="p in data['line8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3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/>
          <table:table-cell table:style-name="ce13" office:value-type="string">
            <text:p>(Ký Tên –Sign Name)</text:p>
          </table:table-cell>
          <table:table-cell table:number-columns-repeated="3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eptemper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09 SEPTEMBER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9']%22">for each="p in data['line9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October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10 OCTOBER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10']%22">for each="p in data['line10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ovember" table:style-name="ta2" table:print="false">
        <office:forms form:automatic-focus="false" form:apply-design-mode="false"/>
        <table:table-column table:style-name="co17" table:number-columns-repeated="21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11 NOVEMBER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11']%22">for each="p in data['line11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0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0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9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eccember" table:style-name="ta2" table:print="false">
        <office:forms form:automatic-focus="false" form:apply-design-mode="false"/>
        <table:table-column table:style-name="co20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number-columns-repeated="18" table:default-cell-style-name="Default"/>
        <table:table-row table:style-name="ro1">
          <table:table-cell table:style-name="ce1" table:number-columns-repeated="19"/>
          <table:table-cell table:number-columns-repeated="2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9"/>
          <table:table-cell table:number-columns-repeated="2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 table:style-name="ce14"/>
          <table:table-cell table:number-columns-repeated="2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7"/>
          <table:table-cell table:style-name="ce35" office:value-type="string">
            <text:p>THÁNG 12 DECCEMBER</text:p>
          </table:table-cell>
          <table:table-cell table:style-name="ce1" table:number-columns-repeated="9"/>
          <table:table-cell table:style-name="ce14"/>
          <table:table-cell table:number-columns-repeated="2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14"/>
          <table:table-cell table:number-columns-repeated="2"/>
        </table:table-row>
        <table:table-row table:style-name="ro1">
          <table:table-cell table:style-name="ce5"/>
          <table:table-cell table:style-name="ce1" table:number-columns-repeated="5"/>
          <table:table-cell table:style-name="ce14" table:number-columns-repeated="1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Internal Qualit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>
          <table:table-cell table:style-name="ce8" office:value-type="string">
            <text:p><text:a xlink:href="relatorio://for%20each=%22p%20in%20data['line12']%22">for each="p in data['line12']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1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1" office:value-type="string">
            <text:p><text:s/>${p.qty_first}</text:p>
          </table:table-cell>
          <table:table-cell table:style-name="ce21" office:value-type="string">
            <text:p><text:s/>${p.wt_first}</text:p>
          </table:table-cell>
          <table:table-cell table:style-name="ce21" office:value-type="string">
            <text:p><text:s/>${p.qty_in}</text:p>
          </table:table-cell>
          <table:table-cell table:style-name="ce21" office:value-type="string">
            <text:p><text:s/>${p.wt_in}</text:p>
          </table:table-cell>
          <table:table-cell table:style-name="ce21" office:value-type="string">
            <text:p><text:s/>${p.qty_out}</text:p>
          </table:table-cell>
          <table:table-cell table:style-name="ce21" office:value-type="string">
            <text:p><text:s/>${p.wt_out}</text:p>
          </table:table-cell>
          <table:table-cell table:style-name="ce21" office:value-type="string">
            <text:p><text:s/>${p.qty_lost}</text:p>
          </table:table-cell>
          <table:table-cell table:style-name="ce21" office:value-type="string">
            <text:p><text:s/>${p.wt_lost}</text:p>
          </table:table-cell>
          <table:table-cell table:style-name="ce21" office:value-type="string">
            <text:p><text:s/>${p.qty_ship}</text:p>
          </table:table-cell>
          <table:table-cell table:style-name="ce21" office:value-type="string">
            <text:p><text:s/>${p.wt_ship}</text:p>
          </table:table-cell>
          <table:table-cell table:style-name="ce21" office:value-type="string">
            <text:p><text:s/>${p.qty_adjust}</text:p>
          </table:table-cell>
          <table:table-cell table:style-name="ce21" office:value-type="string">
            <text:p><text:s/>${p.wt_adjust}</text:p>
          </table:table-cell>
          <table:table-cell table:style-name="ce21" office:value-type="string">
            <text:p><text:s/>${p.qty_endbook}</text:p>
          </table:table-cell>
          <table:table-cell table:style-name="ce21" office:value-type="string">
            <text:p><text:s/>${p.wt_endbook}</text:p>
          </table:table-cell>
          <table:table-cell table:style-name="ce21" office:value-type="string">
            <text:p><text:s/>${p.qty_stock}</text:p>
          </table:table-cell>
          <table:table-cell table:style-name="ce21" office:value-type="string">
            <text:p><text:s/>${p.wt_stock}</text:p>
          </table:table-cell>
          <table:table-cell table:style-name="ce21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49" table:number-columns-repeated="6"/>
          <table:table-cell table:style-name="ce60"/>
        </table:table-row>
        <table:table-row table:style-name="ro11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0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61" office:value-type="string">
            <text:p><text:s/>${p.qty_first}</text:p>
          </table:table-cell>
          <table:table-cell table:style-name="ce61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50" office:value-type="string">
            <text:p><text:s/>${p.qty_adjust}</text:p>
          </table:table-cell>
          <table:table-cell table:style-name="ce50" office:value-type="string">
            <text:p><text:s/>${p.wt_adjust}</text:p>
          </table:table-cell>
          <table:table-cell table:style-name="ce50" office:value-type="string">
            <text:p><text:s/>${p.qty_endbook}</text:p>
          </table:table-cell>
          <table:table-cell table:style-name="ce50" office:value-type="string">
            <text:p><text:s/>${p.wt_endbook}</text:p>
          </table:table-cell>
          <table:table-cell table:style-name="ce57" office:value-type="string">
            <text:p><text:s/>${p.qty_stock}</text:p>
          </table:table-cell>
          <table:table-cell table:style-name="ce57" office:value-type="string">
            <text:p><text:s/>${p.wt_stock}</text:p>
          </table:table-cell>
          <table:table-cell table:style-name="ce23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23" table:number-columns-repeated="17"/>
        </table:table-row>
        <table:table-row table:style-name="ro11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11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24" office:value-type="string">
            <text:p><text:s/>${p.qty_in}</text:p>
          </table:table-cell>
          <table:table-cell table:style-name="ce24" office:value-type="string">
            <text:p><text:s/>${p.wt_in}</text:p>
          </table:table-cell>
          <table:table-cell table:style-name="ce24" office:value-type="string">
            <text:p><text:s/>${p.qty_out}</text:p>
          </table:table-cell>
          <table:table-cell table:style-name="ce24" office:value-type="string">
            <text:p><text:s/>${p.wt_out}</text:p>
          </table:table-cell>
          <table:table-cell table:style-name="ce24" office:value-type="string">
            <text:p><text:s/>${p.qty_lost}</text:p>
          </table:table-cell>
          <table:table-cell table:style-name="ce24" office:value-type="string">
            <text:p><text:s/>${p.wt_lost}</text:p>
          </table:table-cell>
          <table:table-cell table:style-name="ce24" office:value-type="string">
            <text:p><text:s/>${p.qty_ship}</text:p>
          </table:table-cell>
          <table:table-cell table:style-name="ce24" office:value-type="string">
            <text:p><text:s/>${p.wt_ship}</text:p>
          </table:table-cell>
          <table:table-cell table:style-name="ce24" office:value-type="string">
            <text:p><text:s/>${p.qty_adjust}</text:p>
          </table:table-cell>
          <table:table-cell table:style-name="ce24" office:value-type="string">
            <text:p><text:s/>${p.wt_adjust}</text:p>
          </table:table-cell>
          <table:table-cell table:style-name="ce24" office:value-type="string">
            <text:p><text:s/>${p.qty_endbook}</text:p>
          </table:table-cell>
          <table:table-cell table:style-name="ce24" office:value-type="string">
            <text:p><text:s/>${p.wt_endbook}</text:p>
          </table:table-cell>
          <table:table-cell table:style-name="ce24" office:value-type="string">
            <text:p><text:s/>${p.qty_stock}</text:p>
          </table:table-cell>
          <table:table-cell table:style-name="ce24" office:value-type="string">
            <text:p><text:s/>${p.wt_stock}</text:p>
          </table:table-cell>
          <table:table-cell table:style-name="ce24"/>
        </table:table-row>
        <table:table-row table:style-name="ro1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23" table:number-columns-repeated="14"/>
          <table:table-cell table:number-columns-repeated="2"/>
          <table:table-cell table:style-name="ce23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2"/>
          <table:table-cell table:number-columns-repeated="2"/>
          <table:table-cell table:style-name="ce33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19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1" office:value-type="string" table:number-columns-spanned="2" table:number-rows-spanned="1">
            <text:p>BỂ, MẤT</text:p>
          </table:table-cell>
          <table:covered-table-cell table:style-name="ce41"/>
          <table:table-cell table:style-name="ce44" office:value-type="string" table:number-columns-spanned="2" table:number-rows-spanned="1">
            <text:p>SHIPPING</text:p>
          </table:table-cell>
          <table:covered-table-cell table:style-name="ce44"/>
          <table:table-cell table:style-name="ce47" office:value-type="string" table:number-columns-spanned="2" table:number-rows-spanned="1">
            <text:p>ĐIỀU CHỈNH</text:p>
          </table:table-cell>
          <table:covered-table-cell table:style-name="ce47"/>
          <table:table-cell table:style-name="ce53" office:value-type="string" table:number-columns-spanned="2" table:number-rows-spanned="1">
            <text:p>TỒN KHO ERP</text:p>
          </table:table-cell>
          <table:covered-table-cell table:style-name="ce53"/>
          <table:table-cell table:style-name="ce55" office:value-type="string" table:number-columns-spanned="2" table:number-rows-spanned="1">
            <text:p>THỰC TẾ</text:p>
          </table:table-cell>
          <table:covered-table-cell table:style-name="ce55"/>
          <table:table-cell table:style-name="ce59" office:value-type="string" table:number-columns-spanned="1" table:number-rows-spanned="2">
            <text:p>Ghi Chú</text:p>
          </table:table-cell>
        </table:table-row>
        <table:table-row table:style-name="ro1">
          <table:covered-table-cell table:number-columns-repeated="4" table:style-name="ce7"/>
          <table:table-cell table:style-name="ce20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0" office:value-type="string">
            <text:p>Wt.</text:p>
          </table:table-cell>
          <table:table-cell table:style-name="ce42" office:value-type="string">
            <text:p>Pcs.</text:p>
          </table:table-cell>
          <table:table-cell table:style-name="ce43" office:value-type="string">
            <text:p>Wt.</text:p>
          </table:table-cell>
          <table:table-cell table:style-name="ce45" office:value-type="string">
            <text:p>Pcs.</text:p>
          </table:table-cell>
          <table:table-cell table:style-name="ce46" office:value-type="string">
            <text:p>Wt.</text:p>
          </table:table-cell>
          <table:table-cell table:style-name="ce48" office:value-type="string">
            <text:p>Pcs.</text:p>
          </table:table-cell>
          <table:table-cell table:style-name="ce51" office:value-type="string">
            <text:p>Wt.</text:p>
          </table:table-cell>
          <table:table-cell table:style-name="ce54" office:value-type="string">
            <text:p>Pcs.</text:p>
          </table:table-cell>
          <table:table-cell table:style-name="ce54" office:value-type="string">
            <text:p>Wt.</text:p>
          </table:table-cell>
          <table:table-cell table:style-name="ce56" office:value-type="string">
            <text:p>Pcs.</text:p>
          </table:table-cell>
          <table:table-cell table:style-name="ce58" office:value-type="string">
            <text:p>Wt.</text:p>
          </table:table-cell>
          <table:covered-table-cell table:style-name="ce58"/>
        </table:table-row>
        <table:table-row table:style-name="ro1" table:number-rows-repeated="2">
          <table:table-cell table:style-name="ce1" table:number-columns-repeated="8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2"/>
        </table:table-row>
        <table:table-row table:style-name="ro9">
          <table:table-cell table:style-name="ce12" office:value-type="string">
            <text:p>Thủ Kho - Stock Keeper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39" office:value-type="string">
            <text:p><text:span text:style-name="T1">Kế</text:span><text:span text:style-name="T2"> Toán Trư</text:span><text:span text:style-name="T1">ởng- </text:span><text:span text:style-name="T1">Chief Accountant</text:span></text:p>
          </table:table-cell>
          <table:table-cell table:number-columns-repeated="2"/>
          <table:table-cell table:style-name="ce1" table:number-columns-repeated="3"/>
          <table:table-cell/>
          <table:table-cell table:style-name="ce52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3" office:value-type="string">
            <text:p>(Ký Tên –Sign Name)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number-columns-repeated="2"/>
          <table:table-cell table:style-name="ce1" table:number-columns-repeated="3"/>
          <table:table-cell/>
          <table:table-cell table:style-name="ce13" office:value-type="string">
            <text:p>(Ký Tên –Sign Name)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style-name="ce14" table:number-columns-repeated="9"/>
          <table:table-cell table:number-columns-repeated="2"/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12/22/2015</text:date>, <text:time>16:36:3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2-22T16:36:39.93</dc:date>
    <meta:generator>OpenOffice/4.1.0$Win32 OpenOffice.org_project/410m18$Build-9764</meta:generator>
    <meta:editing-duration>PT18H39M22S</meta:editing-duration>
    <meta:editing-cycles>332</meta:editing-cycles>
    <meta:document-statistic meta:table-count="12" meta:cell-count="1633" meta:object-count="0"/>
  </office:meta>
</office:document-meta>
</file>